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lain_20_Text">
      <style:text-properties officeooo:paragraph-rsid="0019d507"/>
    </style:style>
    <style:style style:name="P2" style:family="paragraph" style:parent-style-name="Plain_20_Text" style:master-page-name="Standard">
      <style:paragraph-properties style:page-number="auto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9d507" style:font-size-asian="11pt" style:font-name-complex="Calibri1" style:font-size-complex="11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size="36pt" style:font-size-asian="36pt" style:font-name-complex="Calibri1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dification Pour Rattrapage :</text:span></text:p>
      <text:p text:style-name="Plain_20_Text"><text:span text:style-name="T1">Modifier Procedure :</text:span></text:p>
      <text:p text:style-name="Plain_20_Text"><text:span text:style-name="T3"><text:tab/></text:span><text:span text:style-name="T4">Se mettre a la place d'un client/Employé</text:span></text:p>
      <text:p text:style-name="Plain_20_Text"><text:span text:style-name="T1"><text:tab/>+ intuitive (parametres)</text:span></text:p>
      <text:p text:style-name="Plain_20_Text"><text:span text:style-name="T1"><text:tab/>tous les cas d'utilisation 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Joubert</meta:initial-creator>
    <dc:creator>AORLINI </dc:creator>
    <meta:editing-cycles>6</meta:editing-cycles>
    <meta:creation-date>2018-01-11T21:36:00</meta:creation-date>
    <dc:date>2018-01-29T16:26:26.465797083</dc:date>
    <meta:editing-duration>PT28S</meta:editing-duration>
    <meta:generator>LibreOffice/4.3.3.2$Linux_X86_64 LibreOffice_project/430m0$Build-2</meta:generator>
    <meta:document-statistic meta:table-count="0" meta:image-count="0" meta:object-count="0" meta:page-count="1" meta:paragraph-count="5" meta:word-count="21" meta:character-count="144" meta:non-whitespace-character-count="1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